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4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4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meta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4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" draw:marker-start-width="0.3cm" draw:textarea-vertical-align="middle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7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9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3cm" draw:shadow-opacity="0%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5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027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3" style:family="graphic" style:parent-style-name="objectwithoutfill">
      <style:graphic-properties svg:stroke-color="#ff0000" draw:fill="none" draw:fill-color="#ff0000" draw:textarea-vertical-align="middle" loext:decorative="false"/>
    </style:style>
    <style:style style:name="gr64" style:family="graphic" style:parent-style-name="objectwithoutfill">
      <style:graphic-properties svg:stroke-color="#ff0000" draw:fill="none" draw:textarea-vertical-align="middle" loext:decorative="false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 style:font-size-asian="16pt"/>
    </style:style>
    <style:style style:name="P9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gradient" draw:fill-gradient-name="Gradient_20_2" draw:gradient-step-count="0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4" style:family="paragraph">
      <loext:graphic-properties draw:fill="solid" draw:fill-color="#ff4000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P21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/>
    </style:style>
    <style:style style:name="T8" style:family="text">
      <style:text-properties style:text-position="super 58%" fo:font-size="16pt"/>
    </style:style>
    <style:style style:name="T9" style:family="text">
      <style:text-properties style:font-name="Liberation Sans" fo:font-size="16pt" style:font-name-asian="Liberation Sans" style:font-size-asian="16pt" style:font-name-complex="Liberation Sans"/>
    </style:style>
    <style:style style:name="T10" style:family="text">
      <style:text-properties style:text-position="super 58%" style:font-name="Liberation Sans" fo:font-size="16pt" style:font-name-asian="Liberation Sans" style:font-size-asian="16pt" style:font-name-complex="Liberation Sans"/>
    </style:style>
    <style:style style:name="T11" style:family="text">
      <style:text-properties style:font-name="Liberation Sans1" fo:font-size="16pt" style:font-name-asian="Liberation Sans" style:font-size-asian="16pt" style:font-name-complex="Liberation Sans"/>
    </style:style>
    <style:style style:name="T12" style:family="text">
      <style:text-properties style:font-name="Liberation Sans" fo:font-size="16pt" style:font-name-asian="Liberation Sans" style:font-name-complex="Liberation Sans"/>
    </style:style>
    <style:style style:name="T13" style:family="text">
      <style:text-properties style:text-position="sub 58%" fo:font-size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18pt" style:font-name-asian="Liberation Serif" style:font-name-complex="Liberation Serif"/>
    </style:style>
    <style:style style:name="T16" style:family="text">
      <style:text-properties style:text-position="sub 58%" style:font-name="Liberation Serif" fo:font-size="18pt" style:font-name-asian="Liberation Serif" style:font-name-complex="Liberation Serif"/>
    </style:style>
    <style:style style:name="T17" style:family="text">
      <style:text-properties fo:color="#ff4000" loext:opacity="100%" fo:font-size="12pt"/>
    </style:style>
    <style:style style:name="T18" style:family="text">
      <style:text-properties style:text-position="0% 100%" style:font-name="Liberation Serif" fo:font-size="18pt" style:font-name-asian="Liberation Serif" style:font-name-complex="Liberation Serif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9.5cm" svg:height="0.878cm" svg:x="14.997cm" svg:y="17.5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7"> [kg/m</text:span><text:span text:style-name="T8">3</text:span><text:span text:style-name="T7">]</text:span></text:p>
          </draw:text-box>
        </draw:frame>
        <draw:frame draw:style-name="gr5" draw:text-style-name="P8" draw:layer="layout" svg:width="3.25cm" svg:height="0.962cm" svg:x="7cm" svg:y="17.615cm">
          <draw:text-box>
            <text:p text:style-name="P2"><text:span text:style-name="T9">α [m</text:span><text:span text:style-name="T10">2</text:span><text:span text:style-name="T9">/s] </text:span><text:span text:style-name="T11">=</text:span></text:p>
          </draw:text-box>
        </draw:frame>
        <draw:line draw:style-name="gr7" draw:text-style-name="P1" draw:layer="layout" svg:x1="10.25cm" svg:y1="18.077cm" svg:x2="12cm" svg:y2="18.077cm">
          <text:p/>
        </draw:line>
        <draw:frame draw:style-name="gr5" draw:text-style-name="P9" draw:layer="layout" svg:width="0.714cm" svg:height="0.962cm" svg:x="10.75cm" svg:y="17.18cm">
          <draw:text-box>
            <text:p text:style-name="P2"><text:span text:style-name="T7">k</text:span></text:p>
          </draw:text-box>
        </draw:frame>
        <draw:frame draw:style-name="gr5" draw:text-style-name="P9" draw:layer="layout" svg:width="2.25cm" svg:height="0.962cm" svg:x="10cm" svg:y="18.115cm">
          <draw:text-box>
            <text:p text:style-name="P2"><text:span text:style-name="T12">ρ</text:span><text:span text:style-name="T7">.c</text:span><text:span text:style-name="T13">p</text:span></text:p>
          </draw:text-box>
        </draw:frame>
        <draw:frame draw:style-name="gr8" draw:text-style-name="P7" draw:layer="layout" svg:width="3cm" svg:height="1.673cm" svg:x="12.25cm" svg:y="17.577cm">
          <draw:text-box>
            <text:p text:style-name="P6"><text:span text:style-name="T4">, onde:</text:span></text:p>
          </draw:text-box>
        </draw:frame>
        <draw:frame draw:style-name="gr9" draw:text-style-name="P10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0" draw:layer="layout" svg:width="8.355cm" svg:height="1.595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11" draw:layer="layout" svg:width="1cm" svg:height="1cm" draw:transform="rotate (-1.57411245237369) translate (14.641cm 7.3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2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1cm" draw:transform="rotate (-1.57411245237369) translate (14.644cm 10.1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1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0" draw:layer="layout" svg:width="5.048cm" svg:height="2.42cm" svg:x="11.559cm" svg:y="14.69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3" draw:layer="layout" svg:width="1.5cm" svg:height="1cm" svg:x="22.541cm" svg:y="5.882cm">
          <draw:text-box>
            <text:p text:style-name="P6"><text:span text:style-name="T14">(1)</text:span></text:p>
          </draw:text-box>
        </draw:frame>
        <draw:frame draw:style-name="gr14" draw:text-style-name="P13" draw:layer="layout" svg:width="1.5cm" svg:height="1cm" svg:x="22.541cm" svg:y="8.382cm">
          <draw:text-box>
            <text:p text:style-name="P6"><text:span text:style-name="T14">(2)</text:span></text:p>
          </draw:text-box>
        </draw:frame>
        <draw:frame draw:style-name="gr15" draw:text-style-name="P13" draw:layer="layout" svg:width="1.5cm" svg:height="1cm" svg:x="22.541cm" svg:y="11.382cm">
          <draw:text-box>
            <text:p text:style-name="P6"><text:span text:style-name="T14">(3)</text:span></text:p>
          </draw:text-box>
        </draw:frame>
        <draw:frame draw:style-name="gr16" draw:text-style-name="P13" draw:layer="layout" svg:width="1.5cm" svg:height="1cm" svg:x="22.541cm" svg:y="14.882cm">
          <draw:text-box>
            <text:p text:style-name="P6"><text:span text:style-name="T1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13" draw:layer="layout" svg:width="1cm" svg:height="0.962cm" svg:x="24.25cm" svg:y="4.288cm">
          <draw:text-box>
            <text:p text:style-name="P6"><text:span text:style-name="T14">r</text:span></text:p>
          </draw:text-box>
        </draw:frame>
        <draw:frame draw:style-name="gr18" draw:text-style-name="P13" draw:layer="layout" svg:width="0.5cm" svg:height="0.962cm" svg:x="20.25cm" svg:y="4.25cm">
          <draw:text-box>
            <text:p text:style-name="P6"><text:span text:style-name="T14">L</text:span></text:p>
          </draw:text-box>
        </draw:frame>
        <draw:frame draw:style-name="gr19" draw:text-style-name="P13" draw:layer="layout" svg:width="0.5cm" svg:height="0.962cm" svg:x="8cm" svg:y="4.25cm">
          <draw:text-box>
            <text:p text:style-name="P6"><text:span text:style-name="T14">0</text:span></text:p>
          </draw:text-box>
        </draw:frame>
        <draw:frame draw:style-name="gr9" draw:text-style-name="P10" draw:layer="layout" svg:width="11.369cm" svg:height="1.615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0" draw:layer="layout" svg:width="2.835cm" svg:height="0.597cm" svg:x="17.462cm" svg:y="15.5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0" draw:layer="layout" svg:width="2.481cm" svg:height="1.772cm" svg:x="13.769cm" svg:y="2.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0" draw:layer="layout" svg:width="0.387cm" svg:height="0.784cm" svg:x="20.75cm" svg:y="10.46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line draw:style-name="gr20" draw:text-style-name="P10" draw:layer="layout" svg:x1="19.85cm" svg:y1="11.9cm" svg:x2="20.6cm" svg:y2="11.15cm">
          <text:p/>
        </draw:line>
      </draw:page>
      <draw:page draw:name="page2" draw:style-name="dp1" draw:master-page-name="Default">
        <draw:custom-shape draw:style-name="gr21" draw:text-style-name="P10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2" draw:text-style-name="P10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3" draw:layer="layout" svg:width="2.75cm" svg:height="1.062cm" svg:x="3.75cm" svg:y="8.5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5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9.2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8" draw:text-style-name="P1" draw:layer="layout" svg:x1="13.75cm" svg:y1="13cm" svg:x2="9.75cm" svg:y2="9.75cm">
          <text:p/>
        </draw:line>
        <draw:line draw:style-name="gr28" draw:text-style-name="P1" draw:layer="layout" svg:x1="13.75cm" svg:y1="13cm" svg:x2="12.5cm" svg:y2="9.75cm">
          <text:p/>
        </draw:line>
        <draw:line draw:style-name="gr28" draw:text-style-name="P1" draw:layer="layout" svg:x1="13.75cm" svg:y1="13cm" svg:x2="15cm" svg:y2="9.75cm">
          <text:p/>
        </draw:line>
        <draw:line draw:style-name="gr28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3" draw:layer="layout" svg:width="2.75cm" svg:height="1.062cm" svg:x="3.5cm" svg:y="2.7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.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7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3.4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9" draw:text-style-name="P12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30" draw:text-style-name="P13" draw:layer="layout" svg:width="0.75cm" svg:height="0.962cm" svg:x="24.25cm" svg:y="4.788cm">
          <draw:text-box>
            <text:p text:style-name="P6"><text:span text:style-name="T14">r</text:span></text:p>
          </draw:text-box>
        </draw:frame>
        <draw:frame draw:style-name="gr31" draw:text-style-name="P13" draw:layer="layout" svg:width="0.5cm" svg:height="0.962cm" svg:x="20.25cm" svg:y="4.75cm">
          <draw:text-box>
            <text:p text:style-name="P6"><text:span text:style-name="T14">L</text:span></text:p>
          </draw:text-box>
        </draw:frame>
        <draw:frame draw:style-name="gr32" draw:text-style-name="P13" draw:layer="layout" svg:width="0.5cm" svg:height="0.962cm" svg:x="8cm" svg:y="4.75cm">
          <draw:text-box>
            <text:p text:style-name="P6"><text:span text:style-name="T14">0</text:span></text:p>
          </draw:text-box>
        </draw:frame>
        <draw:frame draw:style-name="gr9" draw:text-style-name="P10" draw:layer="layout" svg:width="11.369cm" svg:height="1.615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11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0" draw:layer="layout" svg:width="0.387cm" svg:height="0.784cm" svg:x="20.363cm" svg:y="12.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0" draw:text-style-name="P10" draw:layer="layout" svg:x1="19.463cm" svg:y1="13.934cm" svg:x2="20.213cm" svg:y2="13.184cm">
          <text:p/>
        </draw:line>
        <draw:frame draw:style-name="gr12" draw:text-style-name="P10" draw:layer="layout" svg:width="0.387cm" svg:height="0.784cm" svg:x="9cm" svg:y="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10" draw:layer="layout" svg:width="0.387cm" svg:height="0.784cm" svg:x="11.613cm" svg:y="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0" draw:layer="layout" svg:width="0.387cm" svg:height="0.784cm" svg:x="14.25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0" draw:layer="layout" svg:width="0.387cm" svg:height="0.784cm" svg:x="18.363cm" svg:y="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0" draw:layer="layout" svg:width="2.481cm" svg:height="1.772cm" svg:x="13.269cm" svg:y="2.72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3" draw:style-name="dp1" draw:master-page-name="Default">
        <draw:custom-shape draw:style-name="gr22" draw:text-style-name="P10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5">ϕ</text:span><text:span text:style-name="T16">P</text:span></text:p>
          </draw:text-box>
        </draw:frame>
        <draw:custom-shape draw:style-name="gr22" draw:text-style-name="P10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5">ϕ</text:span><text:span text:style-name="T16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5" draw:layer="layout" svg:width="1.072cm" svg:height="0.954cm" svg:x="19.178cm" svg:y="6cm">
          <draw:text-box>
            <text:p text:style-name="P4"><text:span text:style-name="T15">ϕ</text:span><text:span text:style-name="T16">e</text:span></text:p>
          </draw:text-box>
        </draw:frame>
        <draw:frame draw:style-name="gr35" draw:text-style-name="P5" draw:layer="layout" svg:width="1.25cm" svg:height="0.993cm" svg:x="20.85cm" svg:y="6.007cm">
          <draw:text-box>
            <text:p text:style-name="P4"><text:span text:style-name="T15">ϕ</text:span><text:span text:style-name="T16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16" draw:layer="layout" svg:width="11.5cm" svg:height="0.906cm" svg:x="5.178cm" svg:y="4.307cm">
          <draw:text-box>
            <text:p text:style-name="P10"><text:span text:style-name="T17">Teorema de Gauss e Integração por Quadratura de Gauss</text:span></text:p>
          </draw:text-box>
        </draw:frame>
        <draw:frame draw:style-name="gr9" draw:text-style-name="P10" draw:layer="layout" svg:width="10.676cm" svg:height="1.595cm" svg:x="4.028cm" svg:y="6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8" draw:text-style-name="P1" draw:layer="layout" svg:x1="21.979cm" svg:y1="5.872cm" svg:x2="23.478cm" svg:y2="5.872cm">
          <text:p/>
        </draw:line>
        <draw:line draw:style-name="gr38" draw:text-style-name="P10" draw:layer="layout" svg:x1="17.728cm" svg:y1="5.901cm" svg:x2="19.227cm" svg:y2="5.901cm">
          <text:p/>
        </draw:line>
        <draw:frame draw:style-name="gr9" draw:text-style-name="P10" draw:layer="layout" svg:width="15.369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16" draw:layer="layout" svg:width="9.25cm" svg:height="2.949cm" svg:x="5.178cm" svg:y="11.358cm">
          <draw:text-box>
            <text:p text:style-name="P10"><text:span text:style-name="T17">Interpolação linear para escrever valores nas faces em função de valores de centro</text:span></text:p>
            <text:p text:style-name="P10"><text:span text:style-name="T17"/></text:p>
            <text:p text:style-name="P10"><text:span text:style-name="T17">Considerando malha uniforme, temos:</text:span></text:p>
          </draw:text-box>
        </draw:frame>
        <draw:custom-shape draw:style-name="gr21" draw:text-style-name="P10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8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5">ϕ</text:span><text:span text:style-name="T2">D</text:span></text:p>
          </draw:text-box>
        </draw:frame>
        <draw:frame draw:style-name="gr5" draw:text-style-name="P5" draw:layer="layout" svg:width="0.75cm" svg:height="0.962cm" svg:x="21cm" svg:y="9.5cm">
          <draw:text-box>
            <text:p text:style-name="P4"><text:span text:style-name="T15">d</text:span></text:p>
          </draw:text-box>
        </draw:frame>
        <draw:frame draw:style-name="gr40" draw:text-style-name="P5" draw:layer="layout" svg:width="1cm" svg:height="1.054cm" svg:x="18.4cm" svg:y="9.5cm">
          <draw:text-box>
            <text:p text:style-name="P4"><text:span text:style-name="T15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10" draw:layer="layout" svg:width="18.51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10" draw:layer="layout" svg:x1="16.2cm" svg:y1="14.146cm" svg:x2="18.85cm" svg:y2="14.146cm">
          <text:p/>
        </draw:line>
        <draw:frame draw:style-name="gr5" draw:text-style-name="P5" draw:layer="layout" svg:width="0.75cm" svg:height="0.962cm" svg:x="17.1cm" svg:y="13.284cm">
          <draw:text-box>
            <text:p text:style-name="P4"><text:span text:style-name="T15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8.828cm" svg:y="11.307cm">
          <draw:text-box>
            <text:p text:style-name="P4"><text:span text:style-name="T15">ϕ</text:span><text:span text:style-name="T16">e</text:span></text:p>
          </draw:text-box>
        </draw:frame>
        <draw:frame draw:style-name="gr12" draw:text-style-name="P10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0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10" draw:layer="layout" svg:width="10.921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13" draw:layer="layout" svg:width="1.5cm" svg:height="1cm" svg:x="16.5cm" svg:y="18cm">
          <draw:text-box>
            <text:p text:style-name="P6"><text:span text:style-name="T14">(6)</text:span></text:p>
          </draw:text-box>
        </draw:frame>
        <draw:frame draw:style-name="gr43" draw:text-style-name="P10" draw:layer="layout" svg:width="10.635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5" draw:layer="layout" svg:width="0.822cm" svg:height="0.954cm" svg:x="16.928cm" svg:y="6.05cm">
          <draw:text-box>
            <text:p text:style-name="P4"><text:span text:style-name="T15">u</text:span></text:p>
          </draw:text-box>
        </draw:frame>
        <draw:frame draw:style-name="gr34" draw:text-style-name="P5" draw:layer="layout" svg:width="0.822cm" svg:height="0.954cm" svg:x="23.428cm" svg:y="6.046cm">
          <draw:text-box>
            <text:p text:style-name="P4"><text:span text:style-name="T15">u</text:span></text:p>
          </draw:text-box>
        </draw:frame>
        <draw:frame draw:style-name="gr5" draw:text-style-name="P5" draw:layer="layout" svg:width="0.75cm" svg:height="0.962cm" svg:x="21cm" svg:y="13.338cm">
          <draw:text-box>
            <text:p text:style-name="P4"><text:span text:style-name="T15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10" draw:layer="layout" svg:x1="20.1cm" svg:y1="14.15cm" svg:x2="22.75cm" svg:y2="14.15cm">
          <text:p/>
        </draw:line>
        <draw:custom-shape draw:style-name="gr44" draw:text-style-name="P17" draw:layer="layout" svg:width="3.5cm" svg:height="2cm" svg:x="11.7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0.604cm" svg:height="0.708cm" svg:x="16.596cm" svg:y="1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8" draw:text-style-name="P1" draw:layer="layout" svg:x1="15.25cm" svg:y1="2.75cm" svg:x2="16.5cm" svg:y2="2.25cm">
          <text:p/>
        </draw:line>
        <draw:frame draw:style-name="gr45" draw:text-style-name="P13" draw:layer="layout" svg:width="1.5cm" svg:height="1cm" svg:x="16.75cm" svg:y="2.75cm">
          <draw:text-box>
            <text:p text:style-name="P6"><text:span text:style-name="T14">(5)</text:span></text:p>
          </draw:text-box>
        </draw:frame>
      </draw:page>
      <draw:page draw:name="page4" draw:style-name="dp2" draw:master-page-name="Default">
        <draw:custom-shape draw:style-name="gr22" draw:text-style-name="P10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5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10" draw:layer="layout" svg:x1="13.5cm" svg:y1="6cm" svg:x2="14.75cm" svg:y2="6cm">
          <text:p/>
        </draw:line>
        <draw:frame draw:style-name="gr34" draw:text-style-name="P5" draw:layer="layout" svg:width="1.5cm" svg:height="0.954cm" svg:x="13.5cm" svg:y="4.95cm">
          <draw:text-box>
            <text:p text:style-name="P4"><text:span text:style-name="T15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3.479cm" svg:y="2.747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10" draw:layer="layout" svg:x1="12.1cm" svg:y1="7.75cm" svg:x2="14.75cm" svg:y2="7.75cm">
          <text:p/>
        </draw:line>
        <draw:frame draw:style-name="gr34" draw:text-style-name="P5" draw:layer="layout" svg:width="0.75cm" svg:height="0.954cm" svg:x="13.15cm" svg:y="6.85cm">
          <draw:text-box>
            <text:p text:style-name="P4"><text:span text:style-name="T15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6" draw:text-style-name="P15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7.327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0" draw:layer="layout" svg:width="15.369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0" draw:layer="layout" svg:width="14.782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6" draw:text-style-name="P13" draw:layer="layout" svg:width="1.5cm" svg:height="1cm" svg:x="22.5cm" svg:y="17.3cm">
          <draw:text-box>
            <text:p text:style-name="P6"><text:span text:style-name="T14">(7)</text:span></text:p>
          </draw:text-box>
        </draw:frame>
        <draw:frame draw:style-name="gr43" draw:text-style-name="P10" draw:layer="layout" svg:width="14.013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3" draw:layer="layout" svg:width="1.5cm" svg:height="1cm" svg:x="22.5cm" svg:y="17.3cm">
          <draw:text-box>
            <text:p text:style-name="P6"><text:span text:style-name="T14">(7)</text:span></text:p>
          </draw:text-box>
        </draw:frame>
      </draw:page>
      <draw:page draw:name="page5" draw:style-name="dp2" draw:master-page-name="Default">
        <draw:custom-shape draw:style-name="gr22" draw:text-style-name="P10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5">ϕ</text:span><text:span text:style-name="T16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5">ϕ</text:span><text:span text:style-name="T16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10" draw:layer="layout" svg:x1="13.4cm" svg:y1="5.8cm" svg:x2="14.65cm" svg:y2="5.8cm">
          <text:p/>
        </draw:line>
        <draw:frame draw:style-name="gr34" draw:text-style-name="P5" draw:layer="layout" svg:width="1.5cm" svg:height="0.954cm" svg:x="13.4cm" svg:y="4.75cm">
          <draw:text-box>
            <text:p text:style-name="P4"><text:span text:style-name="T15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5" draw:layer="layout" svg:width="1.25cm" svg:height="0.954cm" svg:x="13.65cm" svg:y="2.7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2.3cm" svg:y="2.746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10" draw:layer="layout" svg:x1="13.4cm" svg:y1="7.3cm" svg:x2="16.15cm" svg:y2="7.3cm">
          <text:p/>
        </draw:line>
        <draw:frame draw:style-name="gr34" draw:text-style-name="P5" draw:layer="layout" svg:width="0.75cm" svg:height="0.954cm" svg:x="14.4cm" svg:y="6.4cm">
          <draw:text-box>
            <text:p text:style-name="P4"><text:span text:style-name="T15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6" draw:text-style-name="P15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14.209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8" draw:text-style-name="P13" draw:layer="layout" svg:width="1.5cm" svg:height="1cm" svg:x="21.808cm" svg:y="9.632cm">
          <draw:text-box>
            <text:p text:style-name="P6"><text:span text:style-name="T14">(8)</text:span></text:p>
          </draw:text-box>
        </draw:frame>
      </draw:page>
      <draw:page draw:name="page6" draw:style-name="dp2" draw:master-page-name="Default">
        <draw:frame draw:style-name="gr9" draw:text-style-name="P10" draw:layer="layout" svg:width="6.681cm" svg:height="0.798cm" svg:x="5.25cm" svg:y="1.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0" draw:layer="layout" svg:width="3.851cm" svg:height="0.798cm" svg:x="5.25cm" svg:y="3.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9" draw:text-style-name="P7" draw:layer="layout" svg:width="1.5cm" svg:height="0.962cm" svg:x="16.7cm" svg:y="1.3cm">
          <draw:text-box>
            <text:p text:style-name="P6"><text:span text:style-name="T4">(9)</text:span></text:p>
          </draw:text-box>
        </draw:frame>
        <draw:frame draw:style-name="gr9" draw:text-style-name="P10" draw:layer="layout" svg:width="10.665cm" svg:height="2.361cm" svg:x="5.25cm" svg:y="7.4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0" draw:layer="layout" svg:width="4.009cm" svg:height="0.798cm" svg:x="5.25cm" svg:y="4.8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0" draw:text-style-name="P7" draw:layer="layout" svg:width="1.75cm" svg:height="0.962cm" svg:x="16.65cm" svg:y="3.106cm">
          <draw:text-box>
            <text:p text:style-name="P6"><text:span text:style-name="T4">(10)</text:span></text:p>
          </draw:text-box>
        </draw:frame>
        <draw:frame draw:style-name="gr51" draw:text-style-name="P7" draw:layer="layout" svg:width="1.75cm" svg:height="0.962cm" svg:x="16.65cm" svg:y="4.568cm">
          <draw:text-box>
            <text:p text:style-name="P6"><text:span text:style-name="T4">(11)</text:span></text:p>
          </draw:text-box>
        </draw:frame>
        <draw:frame draw:style-name="gr52" draw:text-style-name="P19" draw:layer="layout" svg:width="16.8cm" svg:height="1.427cm" svg:x="5.25cm" svg:y="6.285cm">
          <draw:text-box>
            <text:p text:style-name="P18"><text:span text:style-name="T19">Substituindo (6) em (9), temos a expressão para elementos internos</text:span></text:p>
          </draw:text-box>
        </draw:frame>
        <draw:frame draw:style-name="gr53" draw:text-style-name="P19" draw:layer="layout" svg:width="19.5cm" svg:height="1.427cm" svg:x="5.25cm" svg:y="10.712cm">
          <draw:text-box>
            <text:p text:style-name="P18"><text:span text:style-name="T19">Substituindo (7) em (9), temos a expressão para elemento de contorno esquerdo</text:span></text:p>
          </draw:text-box>
        </draw:frame>
        <draw:frame draw:style-name="gr54" draw:text-style-name="P19" draw:layer="layout" svg:width="19.35cm" svg:height="1.427cm" svg:x="5.25cm" svg:y="15.285cm">
          <draw:text-box>
            <text:p text:style-name="P18"><text:span text:style-name="T19">Substituindo (8) em (9), temos a expressão para elemento de contorno direito</text:span></text:p>
          </draw:text-box>
        </draw:frame>
        <draw:frame draw:style-name="gr9" draw:text-style-name="P10" draw:layer="layout" svg:width="14.155cm" svg:height="2.361cm" svg:x="5.25cm" svg:y="12.0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10" draw:layer="layout" svg:width="14.36cm" svg:height="2.361cm" svg:x="5.25cm" svg:y="16.8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5" draw:text-style-name="P17" draw:layer="layout" svg:width="5.05cm" svg:height="2.5cm" svg:x="14.7cm" svg:y="11.9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5.05cm" svg:height="2.5cm" svg:x="14.7cm" svg:y="16.7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527cm" svg:height="2.55cm" svg:x="14.473cm" svg:y="7.325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1.1cm" svg:height="0.725cm" svg:x="15.843cm" svg:y="7.032cm">
          <draw:text-box>
            <text:p text:style-name="P6"><text:span text:style-name="T20">b</text:span><text:span text:style-name="T21">p</text:span></text:p>
          </draw:text-box>
        </draw:frame>
        <draw:frame draw:style-name="gr58" draw:text-style-name="P20" draw:layer="layout" svg:width="1.1cm" svg:height="0.725cm" svg:x="19.55cm" svg:y="11.762cm">
          <draw:text-box>
            <text:p text:style-name="P6"><text:span text:style-name="T20">b</text:span><text:span text:style-name="T21">p</text:span></text:p>
          </draw:text-box>
        </draw:frame>
        <draw:frame draw:style-name="gr59" draw:text-style-name="P20" draw:layer="layout" svg:width="1.1cm" svg:height="0.725cm" svg:x="19.55cm" svg:y="16.475cm">
          <draw:text-box>
            <text:p text:style-name="P6"><text:span text:style-name="T20">b</text:span><text:span text:style-name="T21">p</text:span></text:p>
          </draw:text-box>
        </draw:frame>
      </draw:page>
      <draw:page draw:name="page7" draw:style-name="dp2" draw:master-page-name="Default">
        <draw:custom-shape draw:style-name="gr21" draw:text-style-name="P10" draw:layer="layout" svg:width="2.678cm" svg:height="2.347cm" svg:x="6.215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8.442cm" svg:x2="6.036cm" svg:y2="8.442cm">
          <text:p/>
        </draw:line>
        <draw:line draw:style-name="gr1" draw:text-style-name="P1" draw:layer="layout" svg:x1="4.25cm" svg:y1="9.024cm" svg:x2="6.036cm" svg:y2="9.024cm">
          <text:p/>
        </draw:line>
        <draw:line draw:style-name="gr1" draw:text-style-name="P1" draw:layer="layout" svg:x1="4.25cm" svg:y1="10.454cm" svg:x2="6.036cm" svg:y2="10.454cm">
          <text:p/>
        </draw:line>
        <draw:custom-shape draw:style-name="gr22" draw:text-style-name="P10" draw:layer="layout" svg:width="2.679cm" svg:height="2.347cm" svg:x="10.628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393cm" svg:height="2.347cm" svg:x="20.107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0.178cm" svg:height="0.167cm" svg:x="18.607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18.964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9.322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7.365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8.715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778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21.157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6.036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9.929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2.3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13.3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1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277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5.58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9.774cm" svg:x2="6.036cm" svg:y2="9.774cm">
          <text:p/>
        </draw:line>
        <draw:line draw:style-name="gr1" draw:text-style-name="P1" draw:layer="layout" svg:x1="23cm" svg:y1="8.512cm" svg:x2="24.786cm" svg:y2="8.512cm">
          <text:p/>
        </draw:line>
        <draw:line draw:style-name="gr1" draw:text-style-name="P1" draw:layer="layout" svg:x1="23cm" svg:y1="9.094cm" svg:x2="24.786cm" svg:y2="9.094cm">
          <text:p/>
        </draw:line>
        <draw:line draw:style-name="gr1" draw:text-style-name="P1" draw:layer="layout" svg:x1="23cm" svg:y1="10.524cm" svg:x2="24.786cm" svg:y2="10.524cm">
          <text:p/>
        </draw:line>
        <draw:line draw:style-name="gr1" draw:text-style-name="P1" draw:layer="layout" svg:x1="23cm" svg:y1="9.844cm" svg:x2="24.786cm" svg:y2="9.844cm">
          <text:p/>
        </draw:line>
        <draw:frame draw:style-name="gr3" draw:text-style-name="P3" draw:layer="layout" svg:width="2.75cm" svg:height="1.062cm" svg:x="1.25cm" svg:y="8.5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7cm" svg:y="8.312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1.5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4.25cm" svg:y="8.562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5cm" svg:y="9.274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1.485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3.98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20.75cm" svg:y="8.336cm">
          <draw:text-box>
            <text:p text:style-name="P4"><text:span text:style-name="T1">T</text:span><text:span text:style-name="T2">N</text:span></text:p>
          </draw:text-box>
        </draw:frame>
        <draw:frame draw:style-name="gr12" draw:text-style-name="P10" draw:layer="layout" svg:width="0.387cm" svg:height="0.784cm" svg:x="6.75cm" svg:y="9.02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0" draw:layer="layout" svg:width="0.387cm" svg:height="0.784cm" svg:x="11.098cm" svg:y="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0" draw:layer="layout" svg:width="0.387cm" svg:height="0.784cm" svg:x="13.735cm" svg:y="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0" draw:layer="layout" svg:width="0.387cm" svg:height="0.784cm" svg:x="20.363cm" svg:y="9.02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24" draw:text-style-name="P10" draw:layer="layout" svg:width="0.178cm" svg:height="0.167cm" svg:x="9.357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9.714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0.072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5.7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5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6.713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02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421cm" svg:y="8.25cm">
          <draw:text-box>
            <text:p text:style-name="P4"><text:span text:style-name="T1">T</text:span><text:span text:style-name="T2">4</text:span></text:p>
          </draw:text-box>
        </draw:frame>
        <draw:frame draw:style-name="gr12" draw:text-style-name="P10" draw:layer="layout" svg:width="0.387cm" svg:height="0.784cm" svg:x="16.171cm" svg:y="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10" draw:layer="layout" svg:width="3.757cm" svg:height="2.266cm" svg:x="13.096cm" svg:y="1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9" draw:text-style-name="P10" draw:layer="layout" svg:width="5.187cm" svg:height="2.266cm" svg:x="5.25cm" svg:y="12.13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10" draw:layer="layout" svg:width="5.285cm" svg:height="2.266cm" svg:x="19.965cm" svg:y="12.0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10" draw:layer="layout" svg:width="10.642cm" svg:height="2.361cm" svg:x="2.25cm" svg:y="14.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10" draw:layer="layout" svg:width="10.763cm" svg:height="2.361cm" svg:x="16.487cm" svg:y="14.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10" draw:layer="layout" svg:width="8.596cm" svg:height="2.361cm" svg:x="10cm" svg:y="4.29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56" draw:text-style-name="P17" draw:layer="layout" svg:width="1.527cm" svg:height="2.55cm" svg:x="17.126cm" svg:y="4.2cm">
          <text:p/>
          <draw:enhanced-geometry svg:viewBox="0 0 21600 21600" draw:type="rectangle" draw:enhanced-path="M 0 0 L 21600 0 21600 21600 0 21600 0 0 Z N"/>
        </draw:custom-shape>
        <draw:frame draw:style-name="gr60" draw:text-style-name="P20" draw:layer="layout" svg:width="1.1cm" svg:height="0.725cm" svg:x="18.496cm" svg:y="3.907cm">
          <draw:text-box>
            <text:p text:style-name="P6"><text:span text:style-name="T20">b</text:span><text:span text:style-name="T21">p</text:span></text:p>
          </draw:text-box>
        </draw:frame>
        <draw:custom-shape draw:style-name="gr55" draw:text-style-name="P17" draw:layer="layout" svg:width="5.05cm" svg:height="2.5cm" svg:x="8.15cm" svg:y="14.7cm">
          <text:p/>
          <draw:enhanced-geometry svg:viewBox="0 0 21600 21600" draw:type="rectangle" draw:enhanced-path="M 0 0 L 21600 0 21600 21600 0 21600 0 0 Z N"/>
        </draw:custom-shape>
        <draw:frame draw:style-name="gr61" draw:text-style-name="P20" draw:layer="layout" svg:width="1.1cm" svg:height="0.725cm" svg:x="13cm" svg:y="14.5cm">
          <draw:text-box>
            <text:p text:style-name="P6"><text:span text:style-name="T20">b</text:span><text:span text:style-name="T21">p</text:span></text:p>
          </draw:text-box>
        </draw:frame>
        <draw:custom-shape draw:style-name="gr55" draw:text-style-name="P17" draw:layer="layout" svg:width="5.05cm" svg:height="2.5cm" svg:x="22.3cm" svg:y="14.7cm">
          <text:p/>
          <draw:enhanced-geometry svg:viewBox="0 0 21600 21600" draw:type="rectangle" draw:enhanced-path="M 0 0 L 21600 0 21600 21600 0 21600 0 0 Z N"/>
        </draw:custom-shape>
        <draw:frame draw:style-name="gr62" draw:text-style-name="P20" draw:layer="layout" svg:width="1.1cm" svg:height="0.725cm" svg:x="27.15cm" svg:y="14.5cm">
          <draw:text-box>
            <text:p text:style-name="P6"><text:span text:style-name="T20">b</text:span><text:span text:style-name="T21">p</text:span></text:p>
          </draw:text-box>
        </draw:frame>
        <draw:line draw:style-name="gr63" draw:text-style-name="P21" draw:layer="layout" svg:x1="7.5cm" svg:y1="10.75cm" svg:x2="7.5cm" svg:y2="11.5cm">
          <text:p/>
        </draw:line>
        <draw:line draw:style-name="gr63" draw:text-style-name="P21" draw:layer="layout" svg:x1="1.5cm" svg:y1="11.5cm" svg:x2="14cm" svg:y2="11.5cm">
          <text:p/>
        </draw:line>
        <draw:line draw:style-name="gr63" draw:text-style-name="P21" draw:layer="layout" svg:x1="14cm" svg:y1="11.5cm" svg:x2="14cm" svg:y2="18cm">
          <text:p/>
        </draw:line>
        <draw:line draw:style-name="gr64" draw:text-style-name="P1" draw:layer="layout" svg:x1="21.25cm" svg:y1="10.75cm" svg:x2="21.25cm" svg:y2="11.5cm">
          <text:p/>
        </draw:line>
        <draw:line draw:style-name="gr64" draw:text-style-name="P1" draw:layer="layout" svg:x1="28.25cm" svg:y1="11.5cm" svg:x2="16cm" svg:y2="11.5cm">
          <text:p/>
        </draw:line>
        <draw:line draw:style-name="gr64" draw:text-style-name="P1" draw:layer="layout" svg:x1="16cm" svg:y1="11.5cm" svg:x2="16cm" svg:y2="18cm">
          <text:p/>
        </draw:line>
        <draw:line draw:style-name="gr64" draw:text-style-name="P1" draw:layer="layout" svg:x1="14.5cm" svg:y1="8.25cm" svg:x2="14.5cm" svg:y2="7.25cm">
          <text:p/>
        </draw:line>
        <draw:line draw:style-name="gr64" draw:text-style-name="P1" draw:layer="layout" svg:x1="9.25cm" svg:y1="7.25cm" svg:x2="19.75cm" svg:y2="7.25cm">
          <text:p/>
        </draw:line>
        <draw:line draw:style-name="gr64" draw:text-style-name="P1" draw:layer="layout" svg:x1="9.25cm" svg:y1="7.25cm" svg:x2="9.25cm" svg:y2="1.5cm">
          <text:p/>
        </draw:line>
        <draw:line draw:style-name="gr64" draw:text-style-name="P1" draw:layer="layout" svg:x1="9.25cm" svg:y1="1.5cm" svg:x2="19.75cm" svg:y2="1.5cm">
          <text:p/>
        </draw:line>
        <draw:line draw:style-name="gr64" draw:text-style-name="P1" draw:layer="layout" svg:x1="19.75cm" svg:y1="1.5cm" svg:x2="19.75cm" svg:y2="7.25cm">
          <text:p/>
        </draw:line>
        <draw:line draw:style-name="gr63" draw:text-style-name="P21" draw:layer="layout" svg:x1="1.5cm" svg:y1="11.5cm" svg:x2="1.5cm" svg:y2="18cm">
          <text:p/>
        </draw:line>
        <draw:line draw:style-name="gr64" draw:text-style-name="P1" draw:layer="layout" svg:x1="28.25cm" svg:y1="11.5cm" svg:x2="28.25cm" svg:y2="18cm">
          <text:p/>
        </draw:line>
        <draw:line draw:style-name="gr64" draw:text-style-name="P1" draw:layer="layout" svg:x1="1.5cm" svg:y1="18cm" svg:x2="14cm" svg:y2="18cm">
          <text:p/>
        </draw:line>
        <draw:line draw:style-name="gr64" draw:text-style-name="P1" draw:layer="layout" svg:x1="16cm" svg:y1="18cm" svg:x2="28.25cm" svg:y2="18cm">
          <text:p/>
        </draw:line>
        <draw:custom-shape draw:style-name="gr26" draw:text-style-name="P15" draw:layer="layout" svg:width="0.357cm" svg:height="0.336cm" svg:x="10.493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1" draw:layer="layout" svg:x1="17cm" svg:y1="8.25cm" svg:x2="17cm" svg:y2="7.25cm">
          <text:p/>
        </draw:line>
        <draw:line draw:style-name="gr64" draw:text-style-name="P1" draw:layer="layout" svg:x1="12cm" svg:y1="8.25cm" svg:x2="12cm" svg:y2="7.25cm">
          <text:p/>
        </draw:line>
      </draw:page>
      <draw:page draw:name="page8" draw:style-name="dp2" draw:master-page-name="Default">
        <draw:frame draw:style-name="gr9" draw:text-style-name="P10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5" draw:text-style-name="P19" draw:layer="layout" svg:width="13.25cm" svg:height="2.015cm" svg:x="8.32cm" svg:y="1.823cm">
          <draw:text-box>
            <text:p text:style-name="P18"><text:span text:style-name="T19">Para facilitar a montagem dos vetores A e B na equação matricial Ax=B, convém rearranjar os termos da equação 9 da seguinte forma:</text:span></text:p>
          </draw:text-box>
        </draw:frame>
        <draw:frame draw:style-name="gr9" draw:text-style-name="P10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6" draw:text-style-name="P19" draw:layer="layout" svg:width="13.25cm" svg:height="2.015cm" svg:x="8.5cm" svg:y="5.823cm">
          <draw:text-box>
            <text:p text:style-name="P18"><text:span text:style-name="T19">Mudando os indices locais (E, P, D) das variáveis phi, <text:s/>para indices globais (1, 2, n, … ,N) adequados ao sistema de equações, temos:</text:span></text:p>
          </draw:text-box>
        </draw:frame>
        <draw:frame draw:style-name="gr12" draw:text-style-name="P10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0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7" draw:text-style-name="P19" draw:layer="layout" svg:width="13.25cm" svg:height="2.015cm" svg:x="8.5cm" svg:y="15.5cm">
          <draw:text-box>
            <text:p text:style-name="P18"><text:span text:style-name="T19">Note que não existem os termos -a</text:span><text:span text:style-name="T22">E,1</text:span><text:span text:style-name="T19"> e nem -a</text:span><text:span text:style-name="T22">D,N</text:span><text:span text:style-name="T19">, pois eles estariam relacionados às variáveis </text:span><text:span text:style-name="T23">ϕ</text:span><text:span text:style-name="T24">0</text:span><text:span text:style-name="T25"> e </text:span><text:span text:style-name="T26">ϕ</text:span><text:span text:style-name="T24">N+1</text:span><text:span text:style-name="T25">, que</text:span><text:span text:style-name="T19"> 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27T11:01:16.317256578</dc:date>
    <meta:editing-duration>P1DT1H14M1S</meta:editing-duration>
    <meta:editing-cycles>146</meta:editing-cycles>
    <meta:generator>LibreOffice/24.2.7.2$Linux_X86_64 LibreOffice_project/420$Build-2</meta:generator>
    <meta:document-statistic meta:object-count="317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frac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x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L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</mfrac>
    </mrow>
    <annotation encoding="StarMath 5.0">{T(x)- T_{i} } over { T_{o}- T_{i}  } =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frac>
          <mrow>
            <mover accent="true">
              <mi>q</mi>
              <mo stretchy="false">˙</mo>
            </mover>
            <mn>.</mn>
            <mi>V</mi>
          </mrow>
          <mrow>
            <mi>ρ</mi>
            <mn>.</mn>
            <msub>
              <mi>c</mi>
              <mi>p</mi>
            </msub>
          </mrow>
        </mfrac>
      </mrow>
    </mrow>
    <annotation encoding="StarMath 5.0">u.A({%phi_{D} + %phi_{P}} over {2} ) - (u.A.T_{i})   - [( %alpha .A. {%phi_{D} - %phi_{P}} over {d}) - (%alpha .A. {%phi_{P} - T_{i} } over { {d} over {2} } )]   =  {dot q.V} over { %rho . c_{p} } </annotation>
  </semantics>
</math>
</file>

<file path=Object 12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 {dot q.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row>
              <mi>ρ</mi>
              <mn>.</mn>
              <msub>
                <mi>c</mi>
                <mi>p</mi>
              </msub>
              <mn>.</mn>
              <mi>A</mi>
            </mrow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 {dot q.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over accent="true">
              <mi>q</mi>
              <mo stretchy="false">˙</mo>
            </mover>
            <mo stretchy="false">=</mo>
            <mn>0</mn>
          </mrow>
        </mrow>
      </mrow>
      <mo fence="true" form="postfix" stretchy="false">)</mo>
    </mrow>
    <annotation encoding="StarMath 5.0">(para phantom {&lt;?&gt;} dot q  = 0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 {dot q.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 {dot q.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n>.</mn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</mrow>
    </mrow>
    <annotation encoding="StarMath 5.0"> ({%alpha} over {d} + {%alpha} over {d}) %phi_{P} = ({%alpha} over {d} - {u} over {2}) %phi_{D} + ({%alpha} over {d} + {u} over {2}) %phi_{E} +  {dot q.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row>
          <msub>
            <mi>F</mi>
            <mi>ϕ</mi>
          </msub>
          <mo stretchy="false">+</mo>
          <msub>
            <mi>c</mi>
            <mi>P</mi>
          </msub>
        </mrow>
      </mrow>
      <mn>.</mn>
      <msub>
        <mi>F</mi>
        <mi>P</mi>
      </msub>
    </mrow>
    <annotation encoding="StarMath 5.0">b_{P}  = 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 ( {{%alpha} over {d} + {%alpha} over {d}} underbrace { a_{P} } ) %phi_{P} = ( {{%alpha} over {d} - {u} over {2}} underbrace { a_{D} } ) %phi_{D} + ( {{%alpha} over {d} + {u} over {2}} underbrace { a_{E} } ) %phi_{E} + {dot q.d} over { %rho . c_{p} }  underbrace { F_{ %phi 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%phi) - nabla cdot ( %alpha vec nabla %phi) dV  = {1} over { %rho . c_{p} }int from{V} dot q  dV</annotation>
  </semantics>
</math>
</file>

<file path=Object 3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

<file path=Object 3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4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5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6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7/content.xml><?xml version="1.0" encoding="utf-8"?>
<math xmlns="http://www.w3.org/1998/Math/MathML" display="block">
  <semantics>
    <msub>
      <mi>F</mi>
      <mi>ϕ</mi>
    </msub>
    <annotation encoding="StarMath 5.0">F_{ %phi } </annotation>
  </semantics>
</math>
</file>

<file path=Object 38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4/content.xml><?xml version="1.0" encoding="utf-8"?>
<math xmlns="http://www.w3.org/1998/Math/MathML" display="block">
  <semantics>
    <mrow>
      <mrow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n</mi>
                    <mo stretchy="false">^</mo>
                  </mover>
                </mrow>
                <mn>.</mn>
                <mi>A</mi>
                <mn>.</mn>
                <mi>ϕ</mi>
              </mrow>
            </mrow>
            <mo fence="true" form="postfix" stretchy="false">)</mo>
          </mrow>
        </mrow>
        <mo stretchy="false">−</mo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i>α</mi>
                <mn>.</mn>
                <mi>A</mi>
                <mn>.</mn>
                <mover accent="true">
                  <mo stretchy="false">∇</mo>
                  <mo stretchy="false">⃗</mo>
                </mover>
                <mrow>
                  <mi>ϕ</mi>
                  <mo stretchy="false">⋅</mo>
                  <mover accent="true">
                    <mi>n</mi>
                    <mo stretchy="false">^</mo>
                  </mover>
                </mrow>
              </mrow>
            </mrow>
            <mo fence="true" form="postfix" stretchy="false">)</mo>
          </mrow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 {dot q.V} over { %rho . c_{p} }</annotation>
  </semantics>
</math>
</file>

<file path=Object 49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 {dot q.V} over { %rho . c_{p} } </annotation>
  </semantics>
</math>
</file>

<file path=Object 5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1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%alpha} over {d}} underbrace { a_{P} } ) %phi_{P} = dotslow </annotation>
  </semantics>
</math>
</file>

<file path=Object 5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u} over {2} + {%alpha} over {d} + {2.%alpha} over {d}} underbrace { a_{P}} ) %phi_{P} = dotslow</annotation>
  </semantics>
</math>
</file>

<file path=Object 56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2.%alpha} over {d} - {u} over {2}} underbrace { a_{P} } ) %phi_{P} = dotslow </annotation>
  </semantics>
</math>
</file>

<file path=Object 57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dotslow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58/content.xml><?xml version="1.0" encoding="utf-8"?>
<math xmlns="http://www.w3.org/1998/Math/MathML" display="block">
  <semantics>
    <mrow>
      <mrow>
        <mo stretchy="false">…</mo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dotslow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59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dotslow  = ( {{%alpha} over {d} - {u} over {2}} underbrace { a_{D} } ) %phi_{D} + ( {{%alpha} over {d} + {u} over {2}} underbrace { a_{E} } ) %phi_{E} + {dot q.d} over { %rho . c_{p} }  underbrace { F_{ %phi } }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P</mi>
                  </msub>
                  <mo stretchy="false">+</mo>
                  <msub>
                    <mi>ϕ</mi>
                    <mi>E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  <mo stretchy="false">−</mo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P</mi>
                        </msub>
                        <mo stretchy="false">−</mo>
                        <msub>
                          <mi>ϕ</mi>
                          <mi>E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{dot q.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